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46ce" officeooo:paragraph-rsid="000146ce"/>
    </style:style>
    <style:style style:name="P2" style:family="paragraph" style:parent-style-name="Standard">
      <style:text-properties officeooo:rsid="0001d899" officeooo:paragraph-rsid="0001d899"/>
    </style:style>
    <style:style style:name="P3" style:family="paragraph" style:parent-style-name="Standard">
      <style:text-properties fo:font-weight="bold" officeooo:rsid="00051c91" officeooo:paragraph-rsid="00051c9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d899" officeooo:paragraph-rsid="0001d899" style:font-weight-asian="bold" style:font-weight-complex="bold"/>
    </style:style>
    <style:style style:name="P5" style:family="paragraph" style:parent-style-name="Standard">
      <style:text-properties officeooo:rsid="0009ded8" officeooo:paragraph-rsid="0009ded8"/>
    </style:style>
    <style:style style:name="P6" style:family="paragraph" style:parent-style-name="Standard">
      <style:text-properties fo:font-weight="normal" officeooo:rsid="000ff3e8" officeooo:paragraph-rsid="000ff3e8" style:font-weight-asian="normal" style:font-weight-complex="normal"/>
    </style:style>
    <style:style style:name="P7" style:family="paragraph" style:parent-style-name="Standard">
      <style:text-properties fo:font-weight="bold" officeooo:rsid="0003cefc" officeooo:paragraph-rsid="0003cefc" style:font-weight-asian="bold" style:font-weight-complex="bold"/>
    </style:style>
    <style:style style:name="P8" style:family="paragraph" style:parent-style-name="Standard">
      <style:text-properties fo:font-weight="bold" officeooo:rsid="001b5252" officeooo:paragraph-rsid="00051c91" style:font-weight-asian="bold" style:font-weight-complex="bold"/>
    </style:style>
    <style:style style:name="P9" style:family="paragraph" style:parent-style-name="Standard">
      <style:text-properties fo:font-weight="bold" officeooo:rsid="001c618a" officeooo:paragraph-rsid="001d5404" style:font-weight-asian="bold" style:font-weight-complex="bold"/>
    </style:style>
    <style:style style:name="P10" style:family="paragraph" style:parent-style-name="Standard">
      <style:text-properties fo:font-weight="bold" officeooo:rsid="001c618a" officeooo:paragraph-rsid="0027ab94" style:font-weight-asian="bold" style:font-weight-complex="bold"/>
    </style:style>
    <style:style style:name="P11" style:family="paragraph" style:parent-style-name="Standard">
      <style:text-properties fo:font-weight="bold" officeooo:rsid="001c618a" officeooo:paragraph-rsid="002a31bf" style:font-weight-asian="bold" style:font-weight-complex="bold"/>
    </style:style>
    <style:style style:name="P12" style:family="paragraph" style:parent-style-name="Standard">
      <style:text-properties fo:font-weight="bold" officeooo:rsid="001c618a" officeooo:paragraph-rsid="002ebb27" style:font-weight-asian="bold" style:font-weight-complex="bold"/>
    </style:style>
    <style:style style:name="P13" style:family="paragraph" style:parent-style-name="Standard">
      <style:text-properties fo:font-weight="bold" officeooo:rsid="001c618a" officeooo:paragraph-rsid="003388a0" style:font-weight-asian="bold" style:font-weight-complex="bold"/>
    </style:style>
    <style:style style:name="P14" style:family="paragraph" style:parent-style-name="Standard">
      <style:text-properties fo:font-weight="bold" officeooo:rsid="001c618a" officeooo:paragraph-rsid="0040b9a0" style:font-weight-asian="bold" style:font-weight-complex="bold"/>
    </style:style>
    <style:style style:name="P15" style:family="paragraph" style:parent-style-name="Standard">
      <style:text-properties fo:font-weight="bold" officeooo:rsid="001c618a" officeooo:paragraph-rsid="0046ac56" style:font-weight-asian="bold" style:font-weight-complex="bold"/>
    </style:style>
    <style:style style:name="P16" style:family="paragraph" style:parent-style-name="Standard">
      <style:text-properties fo:font-weight="bold" officeooo:rsid="001c618a" officeooo:paragraph-rsid="004d2e63" style:font-weight-asian="bold" style:font-weight-complex="bold"/>
    </style:style>
    <style:style style:name="P17" style:family="paragraph" style:parent-style-name="Standard">
      <style:text-properties fo:font-weight="bold" officeooo:rsid="001c618a" officeooo:paragraph-rsid="004fb550" style:font-weight-asian="bold" style:font-weight-complex="bold"/>
    </style:style>
    <style:style style:name="P18" style:family="paragraph" style:parent-style-name="Standard">
      <style:text-properties fo:font-weight="bold" officeooo:rsid="00051c91" officeooo:paragraph-rsid="00051c91" style:font-weight-asian="bold" style:font-weight-complex="bold"/>
    </style:style>
    <style:style style:name="P19" style:family="paragraph" style:parent-style-name="Standard">
      <style:text-properties fo:font-weight="bold" officeooo:rsid="001d5404" officeooo:paragraph-rsid="001d5404" style:font-weight-asian="bold" style:font-weight-complex="bold"/>
    </style:style>
    <style:style style:name="P20" style:family="paragraph" style:parent-style-name="Standard">
      <style:text-properties fo:font-weight="bold" officeooo:rsid="001ddc4d" officeooo:paragraph-rsid="001ddc4d" style:font-weight-asian="bold" style:font-weight-complex="bold"/>
    </style:style>
    <style:style style:name="P21" style:family="paragraph" style:parent-style-name="Standard">
      <style:text-properties fo:font-weight="bold" officeooo:rsid="001ddc4d" officeooo:paragraph-rsid="0027ab94" style:font-weight-asian="bold" style:font-weight-complex="bold"/>
    </style:style>
    <style:style style:name="P22" style:family="paragraph" style:parent-style-name="Standard">
      <style:text-properties fo:font-weight="bold" officeooo:rsid="001ddc4d" officeooo:paragraph-rsid="002a31bf" style:font-weight-asian="bold" style:font-weight-complex="bold"/>
    </style:style>
    <style:style style:name="P23" style:family="paragraph" style:parent-style-name="Standard">
      <style:text-properties fo:font-weight="bold" officeooo:rsid="001ddc4d" officeooo:paragraph-rsid="002ebb27" style:font-weight-asian="bold" style:font-weight-complex="bold"/>
    </style:style>
    <style:style style:name="P24" style:family="paragraph" style:parent-style-name="Standard">
      <style:text-properties fo:font-weight="bold" officeooo:rsid="001ddc4d" officeooo:paragraph-rsid="003388a0" style:font-weight-asian="bold" style:font-weight-complex="bold"/>
    </style:style>
    <style:style style:name="P25" style:family="paragraph" style:parent-style-name="Standard">
      <style:text-properties fo:font-weight="bold" officeooo:rsid="001eeae4" officeooo:paragraph-rsid="001eeae4" style:font-weight-asian="bold" style:font-weight-complex="bold"/>
    </style:style>
    <style:style style:name="P26" style:family="paragraph" style:parent-style-name="Standard">
      <style:text-properties fo:font-weight="bold" officeooo:rsid="001eeae4" officeooo:paragraph-rsid="0027ab94" style:font-weight-asian="bold" style:font-weight-complex="bold"/>
    </style:style>
    <style:style style:name="P27" style:family="paragraph" style:parent-style-name="Standard">
      <style:text-properties fo:font-weight="bold" officeooo:rsid="001eeae4" officeooo:paragraph-rsid="002a31bf" style:font-weight-asian="bold" style:font-weight-complex="bold"/>
    </style:style>
    <style:style style:name="P28" style:family="paragraph" style:parent-style-name="Standard">
      <style:text-properties fo:font-weight="bold" officeooo:rsid="001eeae4" officeooo:paragraph-rsid="002ebb27" style:font-weight-asian="bold" style:font-weight-complex="bold"/>
    </style:style>
    <style:style style:name="P29" style:family="paragraph" style:parent-style-name="Standard">
      <style:text-properties fo:font-weight="bold" officeooo:rsid="001eeae4" officeooo:paragraph-rsid="003388a0" style:font-weight-asian="bold" style:font-weight-complex="bold"/>
    </style:style>
    <style:style style:name="P30" style:family="paragraph" style:parent-style-name="Standard">
      <style:text-properties fo:font-weight="bold" officeooo:rsid="002ebb27" officeooo:paragraph-rsid="002ebb27" style:font-weight-asian="bold" style:font-weight-complex="bold"/>
    </style:style>
    <style:style style:name="P31" style:family="paragraph" style:parent-style-name="Standard">
      <style:text-properties fo:font-weight="bold" officeooo:rsid="004446ce" officeooo:paragraph-rsid="004446ce" style:font-weight-asian="bold" style:font-weight-complex="bold"/>
    </style:style>
    <style:style style:name="P32" style:family="paragraph" style:parent-style-name="Standard">
      <style:text-properties fo:font-weight="bold" officeooo:rsid="004446ce" officeooo:paragraph-rsid="0046ac56" style:font-weight-asian="bold" style:font-weight-complex="bold"/>
    </style:style>
    <style:style style:name="P33" style:family="paragraph" style:parent-style-name="Standard">
      <style:text-properties fo:font-weight="bold" officeooo:rsid="004446ce" officeooo:paragraph-rsid="004d2e63" style:font-weight-asian="bold" style:font-weight-complex="bold"/>
    </style:style>
    <style:style style:name="P34" style:family="paragraph" style:parent-style-name="Standard">
      <style:text-properties officeooo:rsid="00051c91" officeooo:paragraph-rsid="00051c91"/>
    </style:style>
    <style:style style:name="P35" style:family="paragraph" style:parent-style-name="Standard" style:list-style-name="L2">
      <style:text-properties fo:font-weight="normal" officeooo:rsid="0021b969" officeooo:paragraph-rsid="0021b969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226bf2" officeooo:paragraph-rsid="00226bf2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2b140e" officeooo:paragraph-rsid="002b140e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2c1fd9" officeooo:paragraph-rsid="002c1fd9" style:font-weight-asian="normal" style:font-weight-complex="normal"/>
    </style:style>
    <style:style style:name="P39" style:family="paragraph" style:parent-style-name="Standard" style:list-style-name="L4">
      <style:text-properties fo:font-weight="normal" officeooo:rsid="002c1fd9" officeooo:paragraph-rsid="002ebb27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2c4115" officeooo:paragraph-rsid="002c4115" style:font-weight-asian="normal" style:font-weight-complex="normal"/>
    </style:style>
    <style:style style:name="P41" style:family="paragraph" style:parent-style-name="Standard" style:list-style-name="L4">
      <style:text-properties fo:font-weight="normal" officeooo:rsid="002cc8b0" officeooo:paragraph-rsid="002cc8b0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2e01e8" officeooo:paragraph-rsid="002e01e8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3bfdc1" officeooo:paragraph-rsid="003bfdc1" style:font-weight-asian="normal" style:font-weight-complex="normal"/>
    </style:style>
    <style:style style:name="P44" style:family="paragraph" style:parent-style-name="Standard" style:list-style-name="L6">
      <style:text-properties fo:font-weight="normal" officeooo:rsid="003c8f54" officeooo:paragraph-rsid="003c8f54" style:font-weight-asian="normal" style:font-weight-complex="normal"/>
    </style:style>
    <style:style style:name="P45" style:family="paragraph" style:parent-style-name="Standard" style:list-style-name="L6">
      <style:text-properties fo:font-weight="normal" officeooo:rsid="003ce033" officeooo:paragraph-rsid="003ce033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3ea321" officeooo:paragraph-rsid="003ea321" style:font-weight-asian="normal" style:font-weight-complex="normal"/>
    </style:style>
    <style:style style:name="P47" style:family="paragraph" style:parent-style-name="Standard" style:list-style-name="L7">
      <style:text-properties fo:font-weight="normal" officeooo:rsid="00446ef1" officeooo:paragraph-rsid="00446ef1" style:font-weight-asian="normal" style:font-weight-complex="normal"/>
    </style:style>
    <style:style style:name="P48" style:family="paragraph" style:parent-style-name="Standard" style:list-style-name="L7">
      <style:text-properties fo:font-weight="normal" officeooo:rsid="00446ef1" officeooo:paragraph-rsid="0046ac56" style:font-weight-asian="normal" style:font-weight-complex="normal"/>
    </style:style>
    <style:style style:name="P49" style:family="paragraph" style:parent-style-name="Standard" style:list-style-name="L12">
      <style:text-properties fo:font-weight="normal" officeooo:rsid="00446ef1" officeooo:paragraph-rsid="004d2e63" style:font-weight-asian="normal" style:font-weight-complex="normal"/>
    </style:style>
    <style:style style:name="P50" style:family="paragraph" style:parent-style-name="Standard" style:list-style-name="L7">
      <style:text-properties fo:font-weight="normal" officeooo:rsid="00452baf" officeooo:paragraph-rsid="00452baf" style:font-weight-asian="normal" style:font-weight-complex="normal"/>
    </style:style>
    <style:style style:name="P51" style:family="paragraph" style:parent-style-name="Standard" style:list-style-name="L7">
      <style:text-properties fo:font-weight="normal" officeooo:rsid="00452baf" officeooo:paragraph-rsid="0046ac56" style:font-weight-asian="normal" style:font-weight-complex="normal"/>
    </style:style>
    <style:style style:name="P52" style:family="paragraph" style:parent-style-name="Standard" style:list-style-name="L12">
      <style:text-properties fo:font-weight="normal" officeooo:rsid="00452baf" officeooo:paragraph-rsid="004d2e63" style:font-weight-asian="normal" style:font-weight-complex="normal"/>
    </style:style>
    <style:style style:name="P53" style:family="paragraph" style:parent-style-name="Standard" style:list-style-name="L10">
      <style:text-properties fo:font-weight="normal" officeooo:rsid="0051fe3f" officeooo:paragraph-rsid="0051fe3f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53c711" officeooo:paragraph-rsid="0053c711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01d899" officeooo:paragraph-rsid="0001d899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03cefc" officeooo:paragraph-rsid="0003cefc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051c91" officeooo:paragraph-rsid="00051c91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0a0c4a" officeooo:paragraph-rsid="000a0c4a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1c618a" officeooo:paragraph-rsid="0027ab94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1c618a" officeooo:paragraph-rsid="002a31bf" style:font-weight-asian="bold" style:font-weight-complex="bold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1c618a" officeooo:paragraph-rsid="003388a0" style:font-weight-asian="bold" style:font-weight-complex="bold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446ef1" officeooo:paragraph-rsid="00446ef1" style:font-weight-asian="bold" style:font-weight-complex="bold"/>
    </style:style>
    <style:style style:name="P63" style:family="paragraph" style:parent-style-name="Standard">
      <style:text-properties style:text-underline-style="solid" style:text-underline-width="auto" style:text-underline-color="font-color" fo:font-weight="bold" officeooo:rsid="00446ef1" officeooo:paragraph-rsid="0046ac56" style:font-weight-asian="bold" style:font-weight-complex="bold"/>
    </style:style>
    <style:style style:name="P64" style:family="paragraph" style:parent-style-name="Standard">
      <style:text-properties style:text-underline-style="solid" style:text-underline-width="auto" style:text-underline-color="font-color" fo:font-weight="bold" officeooo:rsid="00446ef1" officeooo:paragraph-rsid="004d2e63" style:font-weight-asian="bold" style:font-weight-complex="bold"/>
    </style:style>
    <style:style style:name="P65" style:family="paragraph" style:parent-style-name="Standard">
      <style:text-properties style:text-underline-style="solid" style:text-underline-width="auto" style:text-underline-color="font-color" fo:font-weight="bold" officeooo:rsid="004446ce" officeooo:paragraph-rsid="004fb550" style:font-weight-asian="bold" style:font-weight-complex="bold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502631" officeooo:paragraph-rsid="00502631" style:font-weight-asian="bold" style:font-weight-complex="bold"/>
    </style:style>
    <style:style style:name="P67" style:family="paragraph" style:parent-style-name="Standard">
      <style:text-properties fo:font-style="normal" style:text-underline-style="solid" style:text-underline-width="auto" style:text-underline-color="font-color" fo:font-weight="bold" officeooo:rsid="0024bff8" officeooo:paragraph-rsid="0024bff8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style:text-underline-style="solid" style:text-underline-width="auto" style:text-underline-color="font-color" fo:font-weight="bold" officeooo:rsid="0024bff8" officeooo:paragraph-rsid="0027ab94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style:text-underline-style="solid" style:text-underline-width="auto" style:text-underline-color="font-color" fo:font-weight="bold" officeooo:rsid="0024bff8" officeooo:paragraph-rsid="0040b9a0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tyle="normal" style:text-underline-style="none" fo:font-weight="bold" officeooo:rsid="0024bff8" officeooo:paragraph-rsid="0024bff8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style:text-underline-style="none" fo:font-weight="bold" officeooo:rsid="0027ab94" officeooo:paragraph-rsid="0027ab94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style:text-underline-style="none" fo:font-weight="bold" officeooo:rsid="0040b9a0" officeooo:paragraph-rsid="0040b9a0" style:font-style-asian="normal" style:font-weight-asian="bold" style:font-style-complex="normal" style:font-weight-complex="bold"/>
    </style:style>
    <style:style style:name="P73" style:family="paragraph" style:parent-style-name="Standard" style:list-style-name="L2">
      <style:text-properties officeooo:rsid="001f8dd3" officeooo:paragraph-rsid="002ebb27"/>
    </style:style>
    <style:style style:name="P74" style:family="paragraph" style:parent-style-name="Standard" style:list-style-name="L2">
      <style:text-properties officeooo:rsid="001fee83" officeooo:paragraph-rsid="001fee83"/>
    </style:style>
    <style:style style:name="P75" style:family="paragraph" style:parent-style-name="Standard" style:list-style-name="L2">
      <style:text-properties officeooo:rsid="001fee83" officeooo:paragraph-rsid="002ebb27"/>
    </style:style>
    <style:style style:name="P76" style:family="paragraph" style:parent-style-name="Standard" style:list-style-name="L2">
      <style:text-properties officeooo:rsid="0021b969" officeooo:paragraph-rsid="0021b969"/>
    </style:style>
    <style:style style:name="P77" style:family="paragraph" style:parent-style-name="Standard" style:list-style-name="L2">
      <style:text-properties officeooo:rsid="0021b969" officeooo:paragraph-rsid="002b140e"/>
    </style:style>
    <style:style style:name="P78" style:family="paragraph" style:parent-style-name="Standard">
      <style:text-properties officeooo:rsid="0003cefc" officeooo:paragraph-rsid="0003cefc"/>
    </style:style>
    <style:style style:name="P79" style:family="paragraph" style:parent-style-name="Standard" style:list-style-name="L3">
      <style:text-properties officeooo:rsid="0029a50f" officeooo:paragraph-rsid="0029a50f"/>
    </style:style>
    <style:style style:name="P80" style:family="paragraph" style:parent-style-name="Standard" style:list-style-name="L3">
      <style:text-properties officeooo:rsid="0029a50f" officeooo:paragraph-rsid="002ebb27"/>
    </style:style>
    <style:style style:name="P81" style:family="paragraph" style:parent-style-name="Standard" style:list-style-name="L5">
      <style:text-properties officeooo:rsid="0029a50f" officeooo:paragraph-rsid="002f02ec"/>
    </style:style>
    <style:style style:name="P82" style:family="paragraph" style:parent-style-name="Standard" style:list-style-name="L3">
      <style:text-properties officeooo:rsid="0029f011" officeooo:paragraph-rsid="002ebb27"/>
    </style:style>
    <style:style style:name="P83" style:family="paragraph" style:parent-style-name="Standard" style:list-style-name="L3">
      <style:text-properties officeooo:rsid="002b140e" officeooo:paragraph-rsid="002b140e"/>
    </style:style>
    <style:style style:name="P84" style:family="paragraph" style:parent-style-name="Standard" style:list-style-name="L5">
      <style:text-properties officeooo:rsid="002f02ec" officeooo:paragraph-rsid="002f02ec"/>
    </style:style>
    <style:style style:name="P85" style:family="paragraph" style:parent-style-name="Standard" style:list-style-name="L5">
      <style:text-properties officeooo:rsid="0030afac" officeooo:paragraph-rsid="0030afac"/>
    </style:style>
    <style:style style:name="P86" style:family="paragraph" style:parent-style-name="Standard" style:list-style-name="L9">
      <style:text-properties style:text-underline-style="none" fo:font-weight="normal" officeooo:rsid="00452baf" officeooo:paragraph-rsid="004d2e63" style:font-weight-asian="normal" style:font-weight-complex="normal"/>
    </style:style>
    <style:style style:name="P87" style:family="paragraph" style:parent-style-name="Standard">
      <style:text-properties fo:font-size="6pt" fo:font-weight="bold" officeooo:rsid="001eeae4" officeooo:paragraph-rsid="001eeae4" style:font-size-asian="5.25pt" style:font-weight-asian="bold" style:font-size-complex="6pt" style:font-weight-complex="bold"/>
    </style:style>
    <style:style style:name="P88" style:family="paragraph" style:parent-style-name="Standard">
      <style:text-properties fo:font-size="6pt" style:text-underline-style="solid" style:text-underline-width="auto" style:text-underline-color="font-color" fo:font-weight="bold" officeooo:rsid="00051c91" officeooo:paragraph-rsid="00051c91" style:font-size-asian="5.25pt" style:font-weight-asian="bold" style:font-size-complex="6pt" style:font-weight-complex="bold"/>
    </style:style>
    <style:style style:name="P8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51c91" officeooo:paragraph-rsid="00051c91" style:font-weight-asian="bold" style:font-weight-complex="bold"/>
    </style:style>
    <style:style style:name="P90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1d899" officeooo:paragraph-rsid="0001d899" style:font-size-asian="14pt" style:font-weight-asian="bold" style:font-size-complex="14pt" style:font-weight-complex="bold"/>
    </style:style>
    <style:style style:name="P91" style:family="paragraph" style:parent-style-name="Standard">
      <style:paragraph-properties fo:break-before="page"/>
      <style:text-properties fo:font-weight="bold" officeooo:rsid="00051c91" officeooo:paragraph-rsid="00051c91" style:font-weight-asian="bold" style:font-weight-complex="bold"/>
    </style:style>
    <style:style style:name="P92" style:family="paragraph" style:parent-style-name="Standard">
      <style:paragraph-properties fo:margin-top="0in" fo:margin-bottom="0.0201in" loext:contextual-spacing="false"/>
      <style:text-properties fo:font-weight="bold" officeooo:rsid="001c618a" officeooo:paragraph-rsid="001c618a" style:font-weight-asian="bold" style:font-weight-complex="bold"/>
    </style:style>
    <style:style style:name="P93" style:family="paragraph" style:parent-style-name="Standard">
      <style:paragraph-properties fo:margin-top="0in" fo:margin-bottom="0.0201in" loext:contextual-spacing="false"/>
      <style:text-properties fo:font-weight="bold" officeooo:rsid="001ddc4d" officeooo:paragraph-rsid="001ddc4d" style:font-weight-asian="bold" style:font-weight-complex="bold"/>
    </style:style>
    <style:style style:name="P94" style:family="paragraph" style:parent-style-name="Standard" style:list-style-name="L11">
      <style:paragraph-properties fo:margin-top="0in" fo:margin-bottom="0.0201in" loext:contextual-spacing="false"/>
      <style:text-properties officeooo:rsid="001c618a" officeooo:paragraph-rsid="001c618a"/>
    </style:style>
    <style:style style:name="P95" style:family="paragraph" style:parent-style-name="Standard" style:list-style-name="L11">
      <style:paragraph-properties fo:margin-top="0in" fo:margin-bottom="0.0201in" loext:contextual-spacing="false"/>
      <style:text-properties officeooo:paragraph-rsid="001c618a"/>
    </style:style>
    <style:style style:name="P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3cefc" officeooo:paragraph-rsid="0003cefc"/>
    </style:style>
    <style:style style:name="P9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51c91" officeooo:paragraph-rsid="00051c91"/>
    </style:style>
    <style:style style:name="P9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9ded8" officeooo:paragraph-rsid="0009ded8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1c91" officeooo:paragraph-rsid="00051c91" style:font-weight-asian="bold" style:font-weight-complex="bold"/>
    </style:style>
    <style:style style:name="P1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1c91" officeooo:paragraph-rsid="000ebe8e" style:font-weight-asian="bold" style:font-weight-complex="bold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0ff3e8" officeooo:paragraph-rsid="000ff3e8" style:font-weight-asian="normal" style:font-weight-complex="normal"/>
    </style:style>
    <style:style style:name="P102" style:family="paragraph" style:parent-style-name="Table_20_Contents">
      <style:text-properties officeooo:rsid="0024bff8" officeooo:paragraph-rsid="0024bff8"/>
    </style:style>
    <style:style style:name="P103" style:family="paragraph" style:parent-style-name="Table_20_Contents">
      <style:text-properties officeooo:rsid="0024bff8" officeooo:paragraph-rsid="0027ab94"/>
    </style:style>
    <style:style style:name="P104" style:family="paragraph" style:parent-style-name="Table_20_Contents">
      <style:text-properties officeooo:rsid="0024bff8" officeooo:paragraph-rsid="0040b9a0"/>
    </style:style>
    <style:style style:name="P105" style:family="paragraph" style:parent-style-name="Table_20_Contents">
      <style:text-properties officeooo:paragraph-rsid="0024bff8"/>
    </style:style>
    <style:style style:name="P106" style:family="paragraph" style:parent-style-name="Table_20_Contents">
      <style:text-properties officeooo:paragraph-rsid="0027ab94"/>
    </style:style>
    <style:style style:name="P107" style:family="paragraph" style:parent-style-name="Table_20_Contents">
      <style:text-properties officeooo:rsid="0040b63f" officeooo:paragraph-rsid="0040b63f"/>
    </style:style>
    <style:style style:name="P108" style:family="paragraph" style:parent-style-name="Table_20_Contents">
      <style:text-properties officeooo:rsid="0040b9a0" officeooo:paragraph-rsid="0040b9a0"/>
    </style:style>
    <style:style style:name="P109" style:family="paragraph" style:parent-style-name="Table_20_Contents">
      <style:text-properties officeooo:paragraph-rsid="0040b9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404" style:font-weight-asian="normal" style:font-weight-complex="normal"/>
    </style:style>
    <style:style style:name="T4" style:family="text">
      <style:text-properties fo:font-weight="normal" officeooo:rsid="00296822" style:font-weight-asian="normal" style:font-weight-complex="normal"/>
    </style:style>
    <style:style style:name="T5" style:family="text">
      <style:text-properties fo:font-weight="normal" officeooo:rsid="0029a50f" style:font-weight-asian="normal" style:font-weight-complex="normal"/>
    </style:style>
    <style:style style:name="T6" style:family="text">
      <style:text-properties fo:font-weight="normal" officeooo:rsid="002a31bf" style:font-weight-asian="normal" style:font-weight-complex="normal"/>
    </style:style>
    <style:style style:name="T7" style:family="text">
      <style:text-properties fo:font-weight="normal" officeooo:rsid="002ebb27" style:font-weight-asian="normal" style:font-weight-complex="normal"/>
    </style:style>
    <style:style style:name="T8" style:family="text">
      <style:text-properties fo:font-weight="normal" officeooo:rsid="003388a0" style:font-weight-asian="normal" style:font-weight-complex="normal"/>
    </style:style>
    <style:style style:name="T9" style:family="text">
      <style:text-properties fo:font-weight="normal" officeooo:rsid="00351a99" style:font-weight-asian="normal" style:font-weight-complex="normal"/>
    </style:style>
    <style:style style:name="T10" style:family="text">
      <style:text-properties fo:font-weight="normal" officeooo:rsid="00370704" style:font-weight-asian="normal" style:font-weight-complex="normal"/>
    </style:style>
    <style:style style:name="T11" style:family="text">
      <style:text-properties fo:font-weight="normal" officeooo:rsid="0040b9a0" style:font-weight-asian="normal" style:font-weight-complex="normal"/>
    </style:style>
    <style:style style:name="T12" style:family="text">
      <style:text-properties fo:font-weight="normal" officeooo:rsid="00420e4a" style:font-weight-asian="normal" style:font-weight-complex="normal"/>
    </style:style>
    <style:style style:name="T13" style:family="text">
      <style:text-properties fo:font-weight="normal" officeooo:rsid="0042c25d" style:font-weight-asian="normal" style:font-weight-complex="normal"/>
    </style:style>
    <style:style style:name="T14" style:family="text">
      <style:text-properties fo:font-weight="normal" officeooo:rsid="0047fded" style:font-weight-asian="normal" style:font-weight-complex="normal"/>
    </style:style>
    <style:style style:name="T15" style:family="text">
      <style:text-properties fo:font-weight="normal" officeooo:rsid="004d2e63" style:font-weight-asian="normal" style:font-weight-complex="normal"/>
    </style:style>
    <style:style style:name="T16" style:family="text">
      <style:text-properties fo:font-weight="normal" officeooo:rsid="004fb550" style:font-weight-asian="normal" style:font-weight-complex="normal"/>
    </style:style>
    <style:style style:name="T17" style:family="text">
      <style:text-properties fo:font-weight="normal" officeooo:rsid="0050c084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c618a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c618a" style:font-style-asian="normal" style:font-style-complex="normal"/>
    </style:style>
    <style:style style:name="T23" style:family="text">
      <style:text-properties fo:font-style="normal" officeooo:rsid="002b140e" style:font-style-asian="normal" style:font-style-complex="normal"/>
    </style:style>
    <style:style style:name="T24" style:family="text">
      <style:text-properties fo:font-style="normal" officeooo:rsid="0032bd03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c618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540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bb2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c618a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2c25d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a1fca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d2e63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fb550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42c25d" style:font-style-asian="normal" style:font-style-complex="normal"/>
    </style:style>
    <style:style style:name="T38" style:family="text">
      <style:text-properties officeooo:rsid="0029a50f"/>
    </style:style>
    <style:style style:name="T39" style:family="text">
      <style:text-properties officeooo:rsid="002c4115"/>
    </style:style>
    <style:style style:name="T40" style:family="text">
      <style:text-properties officeooo:rsid="002ebb27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officeooo:rsid="00323e10"/>
    </style:style>
    <style:style style:name="T44" style:family="text">
      <style:text-properties officeooo:rsid="003c8f54"/>
    </style:style>
    <style:style style:name="T45" style:family="text">
      <style:text-properties officeooo:rsid="00452baf"/>
    </style:style>
    <style:style style:name="T46" style:family="text">
      <style:text-properties officeooo:rsid="004a1fca"/>
    </style:style>
    <style:style style:name="T47" style:family="text">
      <style:text-properties officeooo:rsid="004a895b"/>
    </style:style>
    <style:style style:name="T48" style:family="text">
      <style:text-properties officeooo:rsid="004ade44"/>
    </style:style>
    <style:style style:name="T49" style:family="text">
      <style:text-properties officeooo:rsid="004d2e63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4ad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7">Data Types</text:p>
      <text:p text:style-name="P67"/>
      <text:p text:style-name="P70">User</text:p>
      <text:p text:style-name="P6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2">Attribute</text:p>
          </table:table-cell>
          <table:table-cell table:style-name="Table1.A1" office:value-type="string">
            <text:p text:style-name="P102">Data Type</text:p>
          </table:table-cell>
          <table:table-cell table:style-name="Table1.C1" office:value-type="string">
            <text:p text:style-name="P102">Nullable</text:p>
          </table:table-cell>
        </table:table-row>
        <table:table-row>
          <table:table-cell table:style-name="Table1.A2" office:value-type="string">
            <text:p text:style-name="P107">Emai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7">Nam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7">4-Digit-P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7">Follow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67"/>
      <text:p text:style-name="P67"/>
      <text:p text:style-name="P70">Corkboard</text:p>
      <text:p text:style-name="P6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2">Attribute</text:p>
          </table:table-cell>
          <table:table-cell table:style-name="Table2.A1" office:value-type="string">
            <text:p text:style-name="P102">Data Type</text:p>
          </table:table-cell>
          <table:table-cell table:style-name="Table2.C1" office:value-type="string">
            <text:p text:style-name="P102">Nullable</text:p>
          </table:table-cell>
        </table:table-row>
        <table:table-row>
          <table:table-cell table:style-name="Table2.A2" office:value-type="string">
            <text:p text:style-name="P108">Title</text:p>
          </table:table-cell>
          <table:table-cell table:style-name="Table2.A2" office:value-type="string">
            <text:p text:style-name="P105"/>
          </table:table-cell>
          <table:table-cell table:style-name="Table2.C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108">Visibility</text:p>
          </table:table-cell>
          <table:table-cell table:style-name="Table2.A2" office:value-type="string">
            <text:p text:style-name="P105"/>
          </table:table-cell>
          <table:table-cell table:style-name="Table2.C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108">Category</text:p>
          </table:table-cell>
          <table:table-cell table:style-name="Table2.A2" office:value-type="string">
            <text:p text:style-name="P105"/>
          </table:table-cell>
          <table:table-cell table:style-name="Table2.C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108">Owner</text:p>
          </table:table-cell>
          <table:table-cell table:style-name="Table2.A2" office:value-type="string">
            <text:p text:style-name="P105"/>
          </table:table-cell>
          <table:table-cell table:style-name="Table2.C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108">Timestamp</text:p>
          </table:table-cell>
          <table:table-cell table:style-name="Table2.A2" office:value-type="string">
            <text:p text:style-name="P105"/>
          </table:table-cell>
          <table:table-cell table:style-name="Table2.C2" office:value-type="string">
            <text:p text:style-name="P105"/>
          </table:table-cell>
        </table:table-row>
      </table:table>
      <text:p text:style-name="P67"/>
      <text:p text:style-name="P71">Updates</text:p>
      <text:p text:style-name="P6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3">Attribute</text:p>
          </table:table-cell>
          <table:table-cell table:style-name="Table3.A1" office:value-type="string">
            <text:p text:style-name="P103">Data Type</text:p>
          </table:table-cell>
          <table:table-cell table:style-name="Table3.C1" office:value-type="string">
            <text:p text:style-name="P103">Nullable</text:p>
          </table:table-cell>
        </table:table-row>
        <table:table-row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C2" office:value-type="string">
            <text:p text:style-name="P106"/>
          </table:table-cell>
        </table:table-row>
      </table:table>
      <text:p text:style-name="P68"/>
      <text:p text:style-name="P67"/>
      <text:p text:style-name="P72">PushPin</text:p>
      <text:p text:style-name="P69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4">Attribute</text:p>
          </table:table-cell>
          <table:table-cell table:style-name="Table4.A1" office:value-type="string">
            <text:p text:style-name="P104">Data Type</text:p>
          </table:table-cell>
          <table:table-cell table:style-name="Table4.C1" office:value-type="string">
            <text:p text:style-name="P104">Nullable</text:p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C2" office:value-type="string">
            <text:p text:style-name="P109"/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C2" office:value-type="string">
            <text:p text:style-name="P109"/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C2" office:value-type="string">
            <text:p text:style-name="P109"/>
          </table:table-cell>
        </table:table-row>
      </table:table>
      <text:p text:style-name="P69"/>
      <text:p text:style-name="P4"/>
      <text:p text:style-name="P90">Task Composition</text:p>
      <text:p text:style-name="P2"/>
      <text:p text:style-name="P56">Log In</text:p>
      <text:p text:style-name="P7"/>
      <text:p text:style-name="P92">Lock Types: <text:span text:style-name="T2">Read on USER</text:span></text:p>
      <text:p text:style-name="P92">Frequency: <text:span text:style-name="T2">low</text:span></text:p>
      <text:p text:style-name="P92">Consistency: <text:span text:style-name="T2">non-critical</text:span></text:p>
      <text:p text:style-name="P93">Schema: <text:span text:style-name="T2">Single</text:span></text:p>
      <text:p text:style-name="P93"><text:span text:style-name="T2"/></text:p>
      <text:p text:style-name="P92">Abstract Code</text:p>
      <text:list xml:id="list3044200794" text:style-name="L11">
        <text:list-item>
          <text:p text:style-name="P94">User enters <text:span text:style-name="T18">email </text:span><text:span text:style-name="T21">and </text:span><text:span text:style-name="T18">pin</text:span></text:p>
        </text:list-item>
        <text:list-item>
          <text:p text:style-name="P95"><text:span text:style-name="T22">User clicks &lt;</text:span><text:span text:style-name="T30">Login&gt; </text:span><text:span text:style-name="T26">button:</text:span></text:p>
          <text:list>
            <text:list-item>
              <text:p text:style-name="P95"><text:span text:style-name="T26">if form is validated, then:</text:span></text:p>
              <text:list>
                <text:list-item>
                  <text:p text:style-name="P95"><text:span text:style-name="T26">if </text:span><text:span text:style-name="T20">email </text:span><text:span text:style-name="T26">does not have a known record, login page is redisplayed with an error message</text:span></text:p>
                </text:list-item>
                <text:list-item>
                  <text:p text:style-name="P94"><text:span text:style-name="T25">else if </text:span><text:span text:style-name="T19">email</text:span><text:span text:style-name="T25"> is found, and </text:span><text:span text:style-name="T19">pin</text:span><text:span text:style-name="T25"> does not match, then login page is redisplayed with error message</text:span></text:p>
                </text:list-item>
                <text:list-item>
                  <text:p text:style-name="P94"><text:span text:style-name="T25">Else create a session with the login information and proceed to Home Screen</text:span></text:p>
                </text:list-item>
              </text:list>
            </text:list-item>
            <text:list-item>
              <text:p text:style-name="P94"><text:span text:style-name="T25">Else show an error message indicating the form </text:span><text:span text:style-name="T27">was not validated</text:span></text:p>
            </text:list-item>
          </text:list>
        </text:list-item>
      </text:list>
      <text:p text:style-name="P96"/>
      <text:p text:style-name="P78"/>
      <text:p text:style-name="P57">View Home Page</text:p>
      <text:p text:style-name="P88"/>
      <text:p text:style-name="P9">Lock Types: <text:span text:style-name="T2">Read on USER, </text:span><text:span text:style-name="T3">PERSONAL, UPDATES, CORKBOARDS</text:span></text:p>
      <text:p text:style-name="P9">Frequency: <text:span text:style-name="T3">High</text:span></text:p>
      <text:p text:style-name="P12">Consistency: <text:span text:style-name="T7">USER</text:span><text:span text:style-name="T3"> must be looked up first to retrieve the additional locks</text:span></text:p>
      <text:p text:style-name="P19">Enabling Conditions: <text:span text:style-name="T2">Must be successfully logged in</text:span></text:p>
      <text:p text:style-name="P20">Schema: <text:span text:style-name="T2">Multiple</text:span></text:p>
      <text:p text:style-name="P25">Subtasks: <text:span text:style-name="T2">Personal, Updates and Corkboards after a successful user lookup</text:span></text:p>
      <text:p text:style-name="P87"><text:span text:style-name="T2"/></text:p>
      <text:p text:style-name="P9">Abstract Code</text:p>
      <text:list xml:id="list2716181660" text:style-name="L2">
        <text:list-item>
          <text:p text:style-name="P73">Find the current <text:span text:style-name="T7">USER</text:span> using the <text:span text:style-name="T18">email</text:span></text:p>
        </text:list-item>
        <text:list-item>
          <text:p text:style-name="P73"><text:span text:style-name="T21">Find the Corkboards followed by the <text:s/></text:span><text:span text:style-name="T28">USER</text:span></text:p>
        </text:list-item>
        <text:list-item>
          <text:p text:style-name="P75"><text:span text:style-name="T21">Find users followed by <text:s/></text:span><text:span text:style-name="T28">USER</text:span></text:p>
        </text:list-item>
        <text:list-item>
          <text:p text:style-name="P75"><text:span text:style-name="T21">Display the </text:span><text:span text:style-name="T28">USERs</text:span><text:span text:style-name="T21"> username</text:span></text:p>
        </text:list-item>
        <text:list-item>
          <text:p text:style-name="P75"><text:span text:style-name="T21">Find each update to boards that are owned or watched my </text:span><text:span text:style-name="T28">USER</text:span><text:span text:style-name="T21">, or owned by a user followed by <text:s/></text:span><text:span text:style-name="T28">USER</text:span></text:p>
          <text:list>
            <text:list-item>
              <text:p text:style-name="P74"><text:span text:style-name="T21">Sort updates and display the 4 newest updates</text:span></text:p>
            </text:list-item>
            <text:list-item>
              <text:p text:style-name="P74"><text:span text:style-name="T21">If no updates</text:span></text:p>
              <text:list>
                <text:list-item>
                  <text:p text:style-name="P74"><text:span text:style-name="T21">Display message “No Updates”</text:span></text:p>
                </text:list-item>
              </text:list>
            </text:list-item>
          </text:list>
        </text:list-item>
        <text:list-item>
          <text:p text:style-name="P75"><text:span text:style-name="T21">Display all Corkboards Sorted alphabetically that are owned by <text:s/></text:span><text:span text:style-name="T28">USER</text:span></text:p>
        </text:list-item>
        <text:list-item>
          <text:p text:style-name="P77"><text:span text:style-name="T21">While no buttons are pushed, do nothing</text:span></text:p>
        </text:list-item>
        <text:list-item>
          <text:p text:style-name="P77"><text:span text:style-name="T23">When a button is push, then do</text:span><text:span text:style-name="T21">:</text:span></text:p>
          <text:list>
            <text:list-item>
              <text:p text:style-name="P76"><text:span text:style-name="T21">if POPULAR_TAGS, </text:span><text:span text:style-name="T29">View Popular Tags</text:span></text:p>
            </text:list-item>
            <text:list-item>
              <text:p text:style-name="P76"><text:span text:style-name="T25">if ADD_CORKBOARD, </text:span><text:span text:style-name="T29">Add Corkboard</text:span></text:p>
            </text:list-item>
            <text:list-item>
              <text:p text:style-name="P35"><text:span text:style-name="T21">if PUSHPIN_SEARCH, </text:span><text:span text:style-name="T29">Search PushPins</text:span></text:p>
            </text:list-item>
            <text:list-item>
              <text:p text:style-name="P36"><text:span text:style-name="T21">if CORKBOARD_UPDATE, </text:span><text:span text:style-name="T24">Write to Corkboard,</text:span><text:span text:style-name="T21"> </text:span><text:span text:style-name="T29">View Corkboard</text:span></text:p>
            </text:list-item>
            <text:list-item>
              <text:p text:style-name="P36"><text:span text:style-name="T21">if MY_CORKBOARD, </text:span><text:span text:style-name="T29">View Corkboard</text:span></text:p>
            </text:list-item>
            <text:list-item>
              <text:p text:style-name="P54"><text:span text:style-name="T21">if CORKBOARD STATS, </text:span><text:span text:style-name="T29">View Stats</text:span></text:p>
            </text:list-item>
            <text:list-item>
              <text:p text:style-name="P54">if POPULAR_SITES, <text:span text:style-name="T1">View Popular Sites</text:span></text:p>
            </text:list-item>
          </text:list>
        </text:list-item>
      </text:list>
      <text:p text:style-name="P97"/>
      <text:p text:style-name="P34"><text:soft-page-break/><text:span text:style-name="T42">Add Corkboard</text:span></text:p>
      <text:p text:style-name="P57"/>
      <text:p text:style-name="P12">Lock Types: <text:span text:style-name="T4">Write to </text:span><text:span text:style-name="T7">USER</text:span><text:span text:style-name="T4"> </text:span><text:span text:style-name="T5">corkboards</text:span></text:p>
      <text:p text:style-name="P10">Frequency: <text:span text:style-name="T4">Low</text:span></text:p>
      <text:p text:style-name="P10">Consistency: <text:span text:style-name="T4">non-critical</text:span></text:p>
      <text:p text:style-name="P21">Schema: <text:span text:style-name="T4">Single</text:span></text:p>
      <text:p text:style-name="P26">Subtask<text:span text:style-name="T38">s: </text:span><text:span text:style-name="T5">none</text:span></text:p>
      <text:p text:style-name="P26"><text:span text:style-name="T5"/></text:p>
      <text:p text:style-name="P59">Abstract Code</text:p>
      <text:list xml:id="list2078589260" text:style-name="L3">
        <text:list-item>
          <text:p text:style-name="P79">Display window with input forms and a dropdown containing Corkboard Categories alphabetically</text:p>
        </text:list-item>
        <text:list-item>
          <text:p text:style-name="P80">if <text:span text:style-name="T7">USER</text:span> selects Private</text:p>
          <text:list>
            <text:list-item>
              <text:p text:style-name="P80"><text:span text:style-name="T7">USER</text:span> must enter password</text:p>
            </text:list-item>
          </text:list>
        </text:list-item>
        <text:list-item>
          <text:p text:style-name="P80"><text:span text:style-name="T7">USER</text:span> click Add</text:p>
        </text:list-item>
        <text:list-item>
          <text:p text:style-name="P82">Write to <text:span text:style-name="T7">USER</text:span> the new corkboard</text:p>
        </text:list-item>
        <text:list-item>
          <text:p text:style-name="P83">While no buttons are pushed, do nothing</text:p>
        </text:list-item>
        <text:list-item>
          <text:p text:style-name="P83">If a button is pushed , then do:</text:p>
          <text:list>
            <text:list-item>
              <text:p text:style-name="P83">if ADD, <text:span text:style-name="T43">Write to Corkboard, </text:span><text:s/><text:span text:style-name="T1">View Corkboard</text:span></text:p>
            </text:list-item>
          </text:list>
        </text:list-item>
      </text:list>
      <text:p text:style-name="P98"/>
      <text:p text:style-name="P5"/>
      <text:p text:style-name="P58">View Corkboard</text:p>
      <text:p text:style-name="P58"/>
      <text:p text:style-name="P11">Lock Types: <text:span text:style-name="T6">Read</text:span><text:span text:style-name="T4"> to </text:span><text:span text:style-name="T6">C</text:span><text:span text:style-name="T5">orkboard </text:span><text:span text:style-name="T6">for Owneraship, Category, and Images; Write for selecting Followed</text:span></text:p>
      <text:p text:style-name="P11">Frequency: <text:span text:style-name="T4">Low</text:span></text:p>
      <text:p text:style-name="P11">Consistency: <text:span text:style-name="T4">non-critical</text:span></text:p>
      <text:p text:style-name="P22">Schema: <text:span text:style-name="T4">Single</text:span></text:p>
      <text:p text:style-name="P27">Subtask<text:span text:style-name="T38">s: </text:span><text:span text:style-name="T5">none</text:span></text:p>
      <text:p text:style-name="P27"><text:span text:style-name="T5"/></text:p>
      <text:p text:style-name="P60">Abstract Code</text:p>
      <text:list xml:id="list2434901653" text:style-name="L4">
        <text:list-item>
          <text:p text:style-name="P37">Find the OWNER, CATEGORY, and IMAGES of the CORKBOARD</text:p>
        </text:list-item>
        <text:list-item>
          <text:p text:style-name="P40">Display OWNER, CATEGORY, and IMAGES</text:p>
        </text:list-item>
        <text:list-item>
          <text:p text:style-name="P37">If OWNER is current <text:span text:style-name="T40">USER</text:span>, Enable ‘Add PushPin’ button</text:p>
        </text:list-item>
        <text:list-item>
          <text:p text:style-name="P39">If current <text:span text:style-name="T40">USER</text:span> is not OWNER, <text:span text:style-name="T39">display</text:span> ‘follow’ button</text:p>
        </text:list-item>
        <text:list-item>
          <text:p text:style-name="P39">If current <text:span text:style-name="T40">USER</text:span> is not OWNER and CORKBOARD is public, <text:span text:style-name="T39">display</text:span> ‘watch’ button</text:p>
        </text:list-item>
        <text:list-item>
          <text:p text:style-name="P42">Display number of watchers</text:p>
        </text:list-item>
        <text:list-item>
          <text:p text:style-name="P38">While no buttons are pushed, do nothing</text:p>
        </text:list-item>
        <text:list-item>
          <text:p text:style-name="P38">If a button is pushed, then do:</text:p>
          <text:list>
            <text:list-item>
              <text:p text:style-name="P38">if FOLLOW, <text:span text:style-name="T43">Write to USER, </text:span><text:span text:style-name="T1">View Corkboard</text:span></text:p>
            </text:list-item>
            <text:list-item>
              <text:p text:style-name="P38">if ADD_PUSHPIN, <text:span text:style-name="T43">Write to Corkboard, </text:span><text:span text:style-name="T1">Add Pushpin to Corkboard</text:span></text:p>
            </text:list-item>
            <text:list-item>
              <text:p text:style-name="P38">if WATCH, <text:span text:style-name="T43">Write to USER, </text:span><text:span text:style-name="T1">View Corkboard</text:span></text:p>
            </text:list-item>
            <text:list-item>
              <text:p text:style-name="P41">if &lt;image&gt;, <text:span text:style-name="T1">View PushPin</text:span></text:p>
            </text:list-item>
          </text:list>
        </text:list-item>
      </text:list>
      <text:p text:style-name="P99"/>
      <text:p text:style-name="P3"/>
      <text:p text:style-name="P91"/>
      <text:p text:style-name="P57">Add PushPin to CorkBoard</text:p>
      <text:p text:style-name="P57"/>
      <text:p text:style-name="P12">Lock Types: <text:span text:style-name="T7">None</text:span></text:p>
      <text:p text:style-name="P12">Frequency: <text:span text:style-name="T4">Low</text:span></text:p>
      <text:p text:style-name="P12">Consistency: <text:span text:style-name="T4">non-critical</text:span></text:p>
      <text:p text:style-name="P30">Enabling Condition: <text:span text:style-name="T2">USER must own</text:span></text:p>
      <text:p text:style-name="P23">Schema: <text:span text:style-name="T4">Single</text:span></text:p>
      <text:p text:style-name="P28">Subtask<text:span text:style-name="T38">s: </text:span><text:span text:style-name="T5">none</text:span></text:p>
      <text:p text:style-name="P28"><text:span text:style-name="T5"/></text:p>
      <text:p text:style-name="P12"><text:span text:style-name="T41">Abstract Code</text:span></text:p>
      <text:list xml:id="list2505414637" text:style-name="L5">
        <text:list-item>
          <text:p text:style-name="P81">Display window with input forms</text:p>
        </text:list-item>
        <text:list-item>
          <text:p text:style-name="P84"><text:span text:style-name="T2">Display CATEGORY</text:span></text:p>
        </text:list-item>
        <text:list-item>
          <text:p text:style-name="P85"><text:span text:style-name="T2">While no buttons are pushed, do nothing</text:span></text:p>
        </text:list-item>
        <text:list-item>
          <text:p text:style-name="P85"><text:span text:style-name="T2">If a button is pushed, then do:</text:span></text:p>
          <text:list>
            <text:list-item>
              <text:p text:style-name="P85"><text:span text:style-name="T2">if ADD, Validate Form, Write to Corkboard, </text:span><text:span text:style-name="T1">View Corkboard</text:span></text:p>
            </text:list-item>
          </text:list>
        </text:list-item>
      </text:list>
      <text:p text:style-name="P99"/>
      <text:p text:style-name="P3"/>
      <text:p text:style-name="P57">View PushPins</text:p>
      <text:p text:style-name="P57"/>
      <text:p text:style-name="P13">Lock Types: <text:span text:style-name="T8">Read OWNER of pin; Read DATE and TIME of initial pin on board; Read COMMENTS, LIKES, TAGS of pin</text:span></text:p>
      <text:p text:style-name="P13">Frequency: <text:span text:style-name="T9">High</text:span></text:p>
      <text:p text:style-name="P13">Consistency: <text:span text:style-name="T10">non-critical</text:span></text:p>
      <text:p text:style-name="P24">Schema: <text:span text:style-name="T4">Single</text:span></text:p>
      <text:p text:style-name="P29"><text:span text:style-name="T5"/></text:p>
      <text:p text:style-name="P61">Abstract Code</text:p>
      <text:list xml:id="list3327355151" text:style-name="L6">
        <text:list-item>
          <text:p text:style-name="P43">Find OWNER of PushPin</text:p>
        </text:list-item>
        <text:list-item>
          <text:p text:style-name="P43">Display OWNER</text:p>
        </text:list-item>
        <text:list-item>
          <text:p text:style-name="P43">Find DATE and TIME of Pin</text:p>
        </text:list-item>
        <text:list-item>
          <text:p text:style-name="P43">Display DATE and TIME of Pin</text:p>
        </text:list-item>
        <text:list-item>
          <text:p text:style-name="P43">Find CATEGORY of Pin</text:p>
        </text:list-item>
        <text:list-item>
          <text:p text:style-name="P43">Display CATEGORY</text:p>
        </text:list-item>
        <text:list-item>
          <text:p text:style-name="P43">Find COMMENTS and LIKES</text:p>
        </text:list-item>
        <text:list-item>
          <text:p text:style-name="P43">Display LIKES</text:p>
        </text:list-item>
        <text:list-item>
          <text:p text:style-name="P43">Display COMMENTS sorted by date/time</text:p>
        </text:list-item>
        <text:list-item>
          <text:p text:style-name="P43">Find TAGS of Pin</text:p>
        </text:list-item>
        <text:list-item>
          <text:p text:style-name="P43">Display TAGS sorted alphabetically</text:p>
        </text:list-item>
        <text:list-item>
          <text:p text:style-name="P43">While no buttons are pushed, do nothing</text:p>
        </text:list-item>
        <text:list-item>
          <text:p text:style-name="P43">If a button <text:span text:style-name="T44">is pushed, then do:</text:span></text:p>
          <text:list>
            <text:list-item>
              <text:p text:style-name="P44">if <text:s/>FOLLOW, Write to USER, <text:span text:style-name="T1">View PushPin</text:span></text:p>
            </text:list-item>
            <text:list-item>
              <text:p text:style-name="P44">if <text:span text:style-name="T18">&lt;hyperlinked Category&gt;</text:span><text:span text:style-name="T21">, </text:span><text:span text:style-name="T29">View Corkboard</text:span></text:p>
            </text:list-item>
            <text:list-item>
              <text:p text:style-name="P44"><text:span text:style-name="T21">if &lt;</text:span><text:span text:style-name="T18">image&gt;</text:span><text:span text:style-name="T21">, GOTO Hyperlinked Site</text:span></text:p>
            </text:list-item>
            <text:list-item>
              <text:p text:style-name="P45"><text:span text:style-name="T21">if POST_COMMENT, Write to PushPin, </text:span><text:span text:style-name="T29">View PushPin</text:span></text:p>
            </text:list-item>
            <text:list-item>
              <text:p text:style-name="P46"><text:span text:style-name="T21">if THUMBS_UP, Write to PushPin, </text:span><text:span text:style-name="T29">View PushPin</text:span></text:p>
              <text:p text:style-name="P46"><text:span text:style-name="T25"/></text:p>
            </text:list-item>
          </text:list>
        </text:list-item>
      </text:list>
      <text:p text:style-name="P99"/>
      <text:p text:style-name="P3"/>
      <text:p text:style-name="P57"/>
      <text:p text:style-name="P89">Search PushPins</text:p>
      <text:p text:style-name="P57"/>
      <text:p text:style-name="P14">Lock Types: <text:span text:style-name="T11">Read PUS</text:span><text:span text:style-name="T13">HPINS</text:span></text:p>
      <text:p text:style-name="P14">Frequency: <text:span text:style-name="T12">Lo</text:span><text:span text:style-name="T13">w</text:span></text:p>
      <text:p text:style-name="P14">Consistency: <text:span text:style-name="T13">Lookup PushPins before looking up other attributes. Otherwise NUL</text:span><text:span text:style-name="T32">L</text:span></text:p>
      <text:p text:style-name="P31"><text:span text:style-name="T37">S</text:span><text:span text:style-name="T36">chema: </text:span><text:span text:style-name="T31">Single</text:span></text:p>
      <text:p text:style-name="P31"><text:span text:style-name="T31"/></text:p>
      <text:p text:style-name="P62"><text:span text:style-name="T21">Abstract Code</text:span></text:p>
      <text:list xml:id="list1605169108" text:style-name="L7">
        <text:list-item>
          <text:p text:style-name="P47">Find related PushPins</text:p>
        </text:list-item>
        <text:list-item>
          <text:p text:style-name="P47">For Each PushPin in related PushPins:</text:p>
          <text:list>
            <text:list-item>
              <text:p text:style-name="P47">Find OWNER, and CORKBOARD the Pin is on</text:p>
            </text:list-item>
            <text:list-item>
              <text:p text:style-name="P47">If CORKBOARD is public</text:p>
              <text:list>
                <text:list-item>
                  <text:p text:style-name="P47">Display <text:span text:style-name="T45">alphabetically </text:span>PUSHPIN{hyperlink}, CORKBOARD, OWNER</text:p>
                </text:list-item>
              </text:list>
            </text:list-item>
          </text:list>
        </text:list-item>
        <text:list-item>
          <text:p text:style-name="P50">While not button is pushed, do nothing</text:p>
        </text:list-item>
        <text:list-item>
          <text:p text:style-name="P50">When button is pushed, then do:</text:p>
          <text:list>
            <text:list-item>
              <text:p text:style-name="P50">if PUSHPIN_DESCRIPTION, <text:span text:style-name="T1">View PushPin</text:span></text:p>
            </text:list-item>
          </text:list>
        </text:list-item>
      </text:list>
      <text:p text:style-name="P100"/>
      <text:p text:style-name="P3"/>
      <text:p text:style-name="P57">View Popular Tags</text:p>
      <text:p text:style-name="P57"/>
      <text:p text:style-name="P15">Lock Types: <text:span text:style-name="T11">Read </text:span><text:span text:style-name="T14">POPULAR_TAGS</text:span></text:p>
      <text:p text:style-name="P15">Frequency: <text:span text:style-name="T12">Lo</text:span><text:span text:style-name="T13">w</text:span></text:p>
      <text:p text:style-name="P15">Consistency: <text:span text:style-name="T33">Successful POPULAR_TAGS needs to be done before other queries</text:span></text:p>
      <text:p text:style-name="P32"><text:span text:style-name="T37">S</text:span><text:span text:style-name="T36">chema: </text:span><text:span text:style-name="T31">Single</text:span></text:p>
      <text:p text:style-name="P32"><text:span text:style-name="T31"/></text:p>
      <text:p text:style-name="P63"><text:span text:style-name="T21">Abstract Code</text:span></text:p>
      <text:list xml:id="list141901377338315" text:continue-numbering="true" text:style-name="L7">
        <text:list-item>
          <text:p text:style-name="P48">Find <text:span text:style-name="T46">Popular Tags</text:span></text:p>
        </text:list-item>
        <text:list-item>
          <text:p text:style-name="P48">For Each <text:span text:style-name="T46">Tag</text:span> in related P<text:span text:style-name="T46">opular Tags</text:span>:</text:p>
          <text:list>
            <text:list-item>
              <text:p text:style-name="P48">Find <text:span text:style-name="T47">#PUSHPINS</text:span>, and <text:span text:style-name="T47">#</text:span>CORKBOARD the <text:span text:style-name="T47">Tag</text:span> is on</text:p>
            </text:list-item>
            <text:list-item>
              <text:p text:style-name="P48">Display <text:span text:style-name="T47">TAG{hyperlink}, #PUSHPINS, and #</text:span>CORKBOARD<text:span text:style-name="T47">s sorted by most Pushpins followed by most Corkboards</text:span></text:p>
            </text:list-item>
          </text:list>
        </text:list-item>
        <text:list-item>
          <text:p text:style-name="P51">While not button is pushed, do nothing</text:p>
        </text:list-item>
        <text:list-item>
          <text:p text:style-name="P51">When button is pushed, then do:</text:p>
          <text:list>
            <text:list-item>
              <text:p text:style-name="P51"><text:span text:style-name="T50">if </text:span><text:span text:style-name="T51">TAG</text:span><text:span text:style-name="T50">, </text:span><text:span text:style-name="T51">Search Tags</text:span></text:p>
            </text:list-item>
          </text:list>
        </text:list-item>
      </text:list>
      <text:p text:style-name="P99"/>
      <text:p text:style-name="P3"/>
      <text:p text:style-name="P57">View Popular Sites</text:p>
      <text:p text:style-name="P16">Lock Types: <text:span text:style-name="T11">Read </text:span><text:span text:style-name="T14">POPULAR_</text:span><text:span text:style-name="T15">SITES</text:span></text:p>
      <text:p text:style-name="P16">Frequency: <text:span text:style-name="T12">Lo</text:span><text:span text:style-name="T13">w</text:span></text:p>
      <text:p text:style-name="P16">Consistency: <text:span text:style-name="T33">Successful POPULAR_</text:span><text:span text:style-name="T34">SITES</text:span><text:span text:style-name="T33"> needs to be done before other queries</text:span></text:p>
      <text:p text:style-name="P33"><text:span text:style-name="T37">S</text:span><text:span text:style-name="T36">chema: </text:span><text:span text:style-name="T31">Single</text:span></text:p>
      <text:p text:style-name="P33"><text:span text:style-name="T31"/></text:p>
      <text:p text:style-name="P64"><text:span text:style-name="T21">Abstract Code</text:span></text:p>
      <text:list xml:id="list2746107722" text:style-name="L12">
        <text:list-item>
          <text:p text:style-name="P49">Find <text:span text:style-name="T46">Popular Sites</text:span></text:p>
        </text:list-item>
        <text:list-item>
          <text:p text:style-name="P49">For Each <text:span text:style-name="T49">Site</text:span> in related P<text:span text:style-name="T46">opular Sites</text:span>:</text:p>
        </text:list-item>
        <text:list-item>
          <text:p text:style-name="P49">Find <text:span text:style-name="T47">#PUSHPINS the</text:span> <text:span text:style-name="T49">Site</text:span> is on</text:p>
        </text:list-item>
        <text:list-item>
          <text:p text:style-name="P49">Display <text:span text:style-name="T49">SITE, #PUSHPINS sorted by most PushPins</text:span></text:p>
        </text:list-item>
        <text:list-item>
          <text:p text:style-name="P52">While not button is pushed, do nothing</text:p>
        </text:list-item>
        <text:list-item>
          <text:p text:style-name="P52">When button is pushed, then do:</text:p>
        </text:list-item>
      </text:list>
      <text:list xml:id="list493796756" text:style-name="L9">
        <text:list-item>
          <text:list>
            <text:list-item>
              <text:p text:style-name="P86">if <text:span text:style-name="T48">TAG</text:span>, <text:span text:style-name="T48">Search Tags</text:span></text:p>
            </text:list-item>
          </text:list>
        </text:list-item>
      </text:list>
      <text:p text:style-name="P99"/>
      <text:p text:style-name="P3"><text:soft-page-break/></text:p>
      <text:p text:style-name="P57">View Stats</text:p>
      <text:p text:style-name="P57"/>
      <text:p text:style-name="P17">Lock Types: <text:span text:style-name="T11">Read </text:span><text:span text:style-name="T16">USERS</text:span></text:p>
      <text:p text:style-name="P17">Frequency: <text:span text:style-name="T16">High</text:span></text:p>
      <text:p text:style-name="P17">Consistency: <text:span text:style-name="T17">S</text:span><text:span text:style-name="T33">uccessful </text:span><text:span text:style-name="T35">Read of all users before Read of Stats</text:span></text:p>
      <text:p text:style-name="P65"><text:span text:style-name="T37">S</text:span><text:span text:style-name="T36">chema: </text:span><text:span text:style-name="T31">Single</text:span></text:p>
      <text:p text:style-name="P65"><text:span text:style-name="T31"/></text:p>
      <text:p text:style-name="P66"><text:span text:style-name="T21">Abstract Code</text:span></text:p>
      <text:list xml:id="list1032609916" text:style-name="L10">
        <text:list-item>
          <text:p text:style-name="P53">Find all USERS</text:p>
        </text:list-item>
        <text:list-item>
          <text:p text:style-name="P53">For Each USER within USERS</text:p>
          <text:list>
            <text:list-item>
              <text:p text:style-name="P53">Find PUBLIC CORKBOARDS</text:p>
            </text:list-item>
            <text:list-item>
              <text:p text:style-name="P53">Find PUBLIC PUSHPINS</text:p>
            </text:list-item>
            <text:list-item>
              <text:p text:style-name="P53">Find PRIVATE CORKBOARDS</text:p>
            </text:list-item>
            <text:list-item>
              <text:p text:style-name="P53">Find PRIVATE PUSHPINS</text:p>
            </text:list-item>
            <text:list-item>
              <text:p text:style-name="P53">Display number of PUBLIC CORKBOARDS→ {Sorted by most: Wt=1}</text:p>
            </text:list-item>
            <text:list-item>
              <text:p text:style-name="P53">Display number of PUBLIC PUSHPINS</text:p>
            </text:list-item>
            <text:list-item>
              <text:p text:style-name="P53">Display number of PRIVATE CORKBOARDS → {Sorted by most: Wt=2}</text:p>
            </text:list-item>
            <text:list-item>
              <text:p text:style-name="P53">Display number of PRIVATE PUSHPINS </text:p>
            </text:list-item>
          </text:list>
        </text:list-item>
      </text:list>
      <text:p text:style-name="P101"/>
      <text:p text:style-name="P6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46ce" officeooo:paragraph-rsid="000146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3:26.236276892</meta:creation-date>
    <dc:date>2018-09-21T14:18:40.125630726</dc:date>
    <meta:editing-duration>PT2H34M47S</meta:editing-duration>
    <meta:editing-cycles>72</meta:editing-cycles>
    <meta:generator>LibreOffice/6.0.3.2$Linux_X86_64 LibreOffice_project/00m0$Build-2</meta:generator>
    <meta:document-statistic meta:table-count="4" meta:image-count="0" meta:object-count="0" meta:page-count="6" meta:paragraph-count="195" meta:word-count="1018" meta:character-count="5795" meta:non-whitespace-character-count="5065"/>
  </office:meta>
</office:document-meta>
</file>